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3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5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7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8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9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10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11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12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3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fa0100"/>
      <style:paragraph-properties fo:text-align="center"/>
    </style:style>
    <style:style style:name="P5" style:family="paragraph">
      <loext:graphic-properties draw:fill-color="#fff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2.35619449019235) translate (1.474cm 3.45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.681cm 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.325cm 3.3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54cm" svg:height="0.455cm" draw:transform="rotate (2.35619449019235) translate (1.316cm 3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2.35619449019235) translate (1.691cm 3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29cm" svg:height="0.643cm" draw:transform="rotate (0.785398163397448) translate (1.119cm 6.7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908cm 6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41cm" svg:height="0.641cm" draw:transform="rotate (0.785398163397448) translate (1.262cm 6.6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0.785398163397448) translate (1.034cm 6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1.12cm 6.7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909cm 6.9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.267cm 6.6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0.785398163397448) translate (1.035cm 6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24cm" svg:height="10cm" svg:x="0.582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905cm" svg:height="0.529cm" draw:transform="rotate (0.785398163397448) translate (0.043cm 2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928cm" svg:height="0.928cm" draw:transform="rotate (0.785398163397448) translate (2.067cm 0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917cm" svg:height="0.22cm" draw:transform="rotate (0.785398163397448) translate (0.254cm 2.94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97cm" svg:height="0.597cm" draw:transform="rotate (0.785398163397448) translate (2.315cm 0.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928cm" svg:height="0.928cm" draw:transform="rotate (1.5707963267949) translate (0.328cm 4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035cm" svg:height="0.22cm" draw:transform="rotate (1.5707963267949) translate (0.685cm 7.38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597cm" svg:height="0.597cm" draw:transform="rotate (1.5707963267949) translate (0.501cm 4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905cm" svg:height="0.529cm" draw:transform="rotate (1.5707963267949) translate (0.532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928cm" svg:height="0.928cm" draw:transform="rotate (1.5707963267949) translate (0.326cm 4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917cm" svg:height="0.22cm" draw:transform="rotate (1.5707963267949) translate (0.683cm 7.26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97cm" svg:height="0.597cm" draw:transform="rotate (1.5707963267949) translate (0.5cm 4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32:33.078000000</dc:date>
    <meta:editing-duration>PT1H39M3S</meta:editing-duration>
    <meta:editing-cycles>4</meta:editing-cycles>
    <meta:generator>LibreOffice/7.5.0.3$Windows_X86_64 LibreOffice_project/c21113d003cd3efa8c53188764377a8272d9d6de</meta:generator>
    <meta:document-statistic meta:object-count="25"/>
  </office:meta>
</office:document-meta>
</file>